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349c" officeooo:paragraph-rsid="000a349c"/>
    </style:style>
    <style:style style:name="P2" style:family="paragraph" style:parent-style-name="Standard">
      <style:text-properties officeooo:rsid="000b44fc" officeooo:paragraph-rsid="000b44fc"/>
    </style:style>
    <style:style style:name="P3" style:family="paragraph" style:parent-style-name="Standard">
      <style:text-properties fo:font-weight="bold" officeooo:rsid="000b44fc" officeooo:paragraph-rsid="000b44fc" style:font-weight-asian="bold" style:font-weight-complex="bold"/>
    </style:style>
    <style:style style:name="P4" style:family="paragraph" style:parent-style-name="Standard">
      <style:text-properties fo:font-weight="bold" officeooo:rsid="000a349c" officeooo:paragraph-rsid="000a349c" style:font-weight-asian="bold" style:font-weight-complex="bold"/>
    </style:style>
    <style:style style:name="T1" style:family="text">
      <style:text-properties officeooo:rsid="000b44fc"/>
    </style:style>
    <style:style style:name="T2" style:family="text">
      <style:text-properties officeooo:rsid="000bd899"/>
    </style:style>
    <style:style style:name="T3" style:family="text">
      <style:text-properties officeooo:rsid="000bddc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Dificultades:</text:p>
      <text:p text:style-name="P1"/>
      <text:p text:style-name="P1"><text:span text:style-name="T1">Al momento de realizar </text:span>el <text:span text:style-name="T1">levantamiento</text:span> del odoo<text:span text:style-name="T2">10</text:span></text:p>
      <text:p text:style-name="P1"><text:span text:style-name="T1">C</text:span>analizar las ideas para crear el formulario</text:p>
      <text:p text:style-name="P2">Coordinar las labores que debía hacer cada integrante del equipo</text:p>
      <text:p text:style-name="P1"/>
      <text:p text:style-name="P4">Adelantos:</text:p>
      <text:p text:style-name="P1"/>
      <text:p text:style-name="P2">Se completo la familiarizacion con la herramienta odoo<text:span text:style-name="T2">10</text:span></text:p>
      <text:p text:style-name="P2">Se esta trabajando con la cuenta git hub de l<text:span text:style-name="T3">os</text:span> compañer<text:span text:style-name="T3">os</text:span> urgiles lo pez <text:span text:style-name="T3">(granmana) y maria mercedes sanchez (MariaMercedesSanchez99)</text:span> <text:s/></text:p>
      <text:p text:style-name="P1">Se creo la maqueta del formulario que se tiene propuesto <text:span text:style-name="T1">entregar</text:span> en el <text:span text:style-name="T1">proyecto final</text:span></text:p>
      <text:p text:style-name="P2">Estamos trabajando en la vista website</text:p>
      <text:p text:style-name="P2"/>
      <text:p text:style-name="P3">Lo Aprendido:</text:p>
      <text:p text:style-name="P1"><text:s/></text:p>
      <text:p text:style-name="P2">Se puso en práctica lo observado en los videos subidos a juventud productiva sobre los issues</text:p>
      <text:p text:style-name="P2">Existe un conocimiento básico sobre git hub y odoo<text:span text:style-name="T2">1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4T18:09:32.549886119</meta:creation-date>
    <dc:date>2017-10-04T18:46:42.516565340</dc:date>
    <meta:editing-duration>PT14M9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13" meta:word-count="103" meta:character-count="656" meta:non-whitespace-character-count="562"/>
  </office:meta>
</office:document-meta>
</file>